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900000086A8A11E5E.png" manifest:media-type="image/png"/>
  <manifest:file-entry manifest:full-path="Pictures/100000010000026E00000086E2DB04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cmmi10" svg:font-family="cmmi10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59cm" svg:stroke-color="#ff0000" draw:marker-start-width="0.438cm" draw:marker-end-width="0.438cm" draw:fill="none" draw:fill-color="#729fcf" loext:fill-use-slide-background="false" draw:textarea-horizontal-align="justify" draw:textarea-vertical-align="middle" draw:auto-grow-height="false" fo:min-height="4.592cm" fo:min-width="4.592cm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55308d" draw:marker-start-width="0.438cm" draw:marker-end-width="0.438cm" draw:fill="none" draw:fill-color="#729fcf" loext:fill-use-slide-background="false" draw:textarea-horizontal-align="justify" draw:textarea-vertical-align="middle" draw:auto-grow-height="false" fo:min-height="4.592cm" fo:min-width="21.092cm" fo:padding-top="0.204cm" fo:padding-bottom="0.204cm" fo:padding-left="0.329cm" fo:padding-right="0.329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text-properties style:font-name="cmmi10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cmmi10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cmmi10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FreeMon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5.25cm" svg:height="5cm" svg:x="23.25cm" svg:y="3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748cm" svg:height="1cm" svg:x="22.9cm" svg:y="1.25cm">
            <draw:text-box>
              <text:p text:style-name="P2"><text:span text:style-name="T1">Atributo <text:s text:c="13"/></text:span><text:span text:style-name="T2"><text:s/></text:span><text:span text:style-name="T1">Classe</text:span></text:p>
            </draw:text-box>
          </draw:frame>
          <draw:line draw:style-name="gr4" draw:text-style-name="P4" draw:layer="layout" svg:x1="25.8cm" svg:y1="2.15cm" svg:x2="25.8cm" svg:y2="3.4cm">
            <text:p/>
          </draw:line>
          <draw:frame draw:style-name="gr5" draw:text-style-name="P3" draw:layer="layout" svg:width="7.25cm" svg:height="0.962cm" svg:x="9.95cm" svg:y="1.25cm">
            <draw:text-box>
              <text:p text:style-name="P2"><text:span text:style-name="T1">Atributo <text:s text:c="13"/>s</text:span><text:span text:style-name="T2"> </text:span><text:span text:style-name="T1">Preditores</text:span></text:p>
            </draw:text-box>
          </draw:frame>
          <draw:line draw:style-name="gr4" draw:text-style-name="P4" draw:layer="layout" svg:x1="13.6cm" svg:y1="2.124cm" svg:x2="13.6cm" svg:y2="3.374cm">
            <text:p/>
          </draw:line>
          <draw:custom-shape draw:style-name="gr6" draw:text-style-name="P1" draw:layer="layout" svg:width="21.75cm" svg:height="5cm" svg:x="1.25cm" svg:y="3.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1.25cm" svg:height="4.576cm" svg:x="1.5cm" svg:y="3.974cm">
            <draw:image xlink:href="Pictures/100000010000026E00000086E2DB04A3.png" xlink:type="simple" xlink:show="embed" xlink:actuate="onLoad" draw:mime-type="image/png">
              <text:p/>
            </draw:image>
          </draw:frame>
          <draw:frame draw:style-name="gr7" draw:text-style-name="P5" draw:layer="layout" svg:width="3.658cm" svg:height="4.668cm" svg:x="24.05cm" svg:y="3.832cm">
            <draw:image xlink:href="Pictures/100000010000006900000086A8A11E5E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cmmi10" svg:font-family="cmmi10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58:54.398107382</meta:creation-date>
    <dc:date>2025-11-11T23:41:09.447432684</dc:date>
    <meta:editing-duration>PT2H50M18S</meta:editing-duration>
    <meta:editing-cycles>1</meta:editing-cycles>
    <meta:document-statistic meta:object-count="9"/>
    <meta:generator>LibreOffice/24.2.7.2$Linux_X86_64 LibreOffice_project/420$Build-2</meta:generator>
  </office:meta>
</office:document-meta>
</file>